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691" officeooo:paragraph-rsid="0018e691"/>
    </style:style>
    <style:style style:name="P2" style:family="paragraph" style:parent-style-name="Standard">
      <style:paragraph-properties fo:text-align="center" style:justify-single-word="false"/>
      <style:text-properties officeooo:rsid="0018e691" officeooo:paragraph-rsid="0018e691"/>
    </style:style>
    <style:style style:name="P3" style:family="paragraph" style:parent-style-name="Standard">
      <style:paragraph-properties fo:text-align="start" style:justify-single-word="false"/>
      <style:text-properties officeooo:rsid="0018e691" officeooo:paragraph-rsid="0018e691"/>
    </style:style>
    <style:style style:name="P4" style:family="paragraph" style:parent-style-name="Standard">
      <style:paragraph-properties fo:text-align="center" style:justify-single-word="false"/>
      <style:text-properties style:font-name="Nimbus Sans" fo:font-size="20pt" officeooo:rsid="0018e691" officeooo:paragraph-rsid="0018e69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Gustavo, Guilherme p, Ricardo, Marcos <text:s text:c="11"/>N:19, 9, 8, 12 <text:s text:c="10"/>2;C</text:p>
      <text:p text:style-name="P1"/>
      <text:p text:style-name="P1"/>
      <text:p text:style-name="P1"/>
      <text:p text:style-name="P4">Relatório de Matemática</text:p>
      <text:p text:style-name="P3"/>
      <text:p text:style-name="P3"/>
      <text:p text:style-name="P3"/>
      <text:p text:style-name="P2">1- Ao mudar o ID para outro som, ele foi reproduzido? </text:p>
      <text:p text:style-name="P2">R: sim, porque colocamos o parametro para adicionar o ID, colocando o nome da tecla desejada ele ira tocar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08:06:01.791329821</meta:creation-date>
    <dc:date>2023-11-06T08:14:15.339431745</dc:date>
    <meta:editing-duration>PT8M1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4" meta:character-count="267" meta:non-whitespace-character-count="204"/>
  </office:meta>
</office:document-meta>
</file>